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11.273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1.797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8.414cm"/>
    </style:style>
    <style:style style:name="co10" style:family="table-column">
      <style:table-column-properties fo:break-before="auto" style:column-width="15.4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8" table:number-columns-repeated="1013" table:default-cell-style-name="ce2"/>
        <table:table-row table:style-name="ro1">
          <table:table-cell table:style-name="ce1" office:value-type="string" calcext:value-type="string">
            <text:p>MCU</text:p>
          </table:table-cell>
          <table:table-cell table:style-name="ce1" office:value-type="string" calcext:value-type="string">
            <text:p>Signature</text:p>
          </table:table-cell>
          <table:table-cell table:style-name="ce1" office:value-type="string" calcext:value-type="string">
            <text:p>Board selection</text:p>
          </table:table-cell>
          <table:table-cell table:style-name="ce1" office:value-type="string" calcext:value-type="string">
            <text:p>lfuse</text:p>
          </table:table-cell>
          <table:table-cell table:style-name="ce1" office:value-type="string" calcext:value-type="string">
            <text:p>hfuse</text:p>
          </table:table-cell>
          <table:table-cell table:style-name="ce1" office:value-type="string" calcext:value-type="string">
            <text:p>efuse</text:p>
          </table:table-cell>
          <table:table-cell table:style-name="ce1" office:value-type="string" calcext:value-type="string">
            <text:p>lock byte</text:p>
          </table:table-cell>
          <table:table-cell table:style-name="ce1" office:value-type="string" calcext:value-type="string">
            <text:p>clock cal.</text:p>
          </table:table-cell>
          <table:table-cell table:style-name="ce1" office:value-type="string" calcext:value-type="string">
            <text:p>BL in use</text:p>
          </table:table-cell>
          <table:table-cell table:style-name="ce1" office:value-type="string" calcext:value-type="string">
            <text:p>Bootloader</text:p>
          </table:table-cell>
          <table:table-cell table:style-name="ce1" office:value-type="string" calcext:value-type="string">
            <text:p>BL md5 sum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ATmega328P</text:p>
          </table:table-cell>
          <table:table-cell table:style-name="ce3" office:value-type="string" calcext:value-type="string">
            <text:p>0x1E 0x95 0x0F</text:p>
          </table:table-cell>
          <table:table-cell office:value-type="string" calcext:value-type="string">
            <text:p>Empty chip</text:p>
          </table:table-cell>
          <table:table-cell table:style-name="ce3" office:value-type="string" calcext:value-type="string">
            <text:p>0x62</text:p>
          </table:table-cell>
          <table:table-cell table:style-name="ce3" office:value-type="string" calcext:value-type="string">
            <text:p>0xD9</text:p>
          </table:table-cell>
          <table:table-cell table:number-columns-repeated="2" table:style-name="ce3" office:value-type="string" calcext:value-type="string">
            <text:p>0xFF</text:p>
          </table:table-cell>
          <table:table-cell table:style-name="ce3" office:value-type="string" calcext:value-type="string">
            <text:p>0x95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 bootloader (all 0xFF)</text:p>
          </table:table-cell>
          <table:table-cell table:style-name="ce3" office:value-type="string" calcext:value-type="string">
            <text:p>0x6A 0xE5 0x9E 0x64 0x85 0x03 0x77 0xEE 0x54 0x70 0xC8 0x54 0x76 0x15 0x51 0xE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Tmega328P</text:p>
          </table:table-cell>
          <table:table-cell table:style-name="ce3" office:value-type="string" calcext:value-type="string">
            <text:p>0x1E 0x95 0x0F</text:p>
          </table:table-cell>
          <table:table-cell table:style-name="ce3" office:value-type="string" calcext:value-type="string">
            <text:p>Arduino AVR Boards -&gt; Arduino Duemilanove or Diecimila</text:p>
            <text:p>Processor: ATmega328P </text:p>
          </table:table-cell>
          <table:table-cell table:style-name="ce3" office:value-type="string" calcext:value-type="string">
            <text:p>0xFF</text:p>
          </table:table-cell>
          <table:table-cell table:style-name="ce3" office:value-type="string" calcext:value-type="string">
            <text:p>0xDA</text:p>
          </table:table-cell>
          <table:table-cell table:style-name="ce3" office:value-type="string" calcext:value-type="string">
            <text:p>0xFD</text:p>
          </table:table-cell>
          <table:table-cell table:style-name="ce3" office:value-type="string" calcext:value-type="string">
            <text:p>0xCF</text:p>
          </table:table-cell>
          <table:table-cell table:style-name="ce3" office:value-type="string" calcext:value-type="string">
            <text:p>0x95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Bootloader name: ATmegaBOOT_168_atmega328</text:p>
          </table:table-cell>
          <table:table-cell table:style-name="ce3" office:value-type="string" calcext:value-type="string">
            <text:p>0x0A 0xAC 0xF7 0x16 0xF4 0x3C 0xA2 0xC9 0x27 0x7E 0x08 0xB9 0xD6 0x90 0xBC 0x02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Tmega328P</text:p>
          </table:table-cell>
          <table:table-cell table:style-name="ce3" office:value-type="string" calcext:value-type="string">
            <text:p>0x1E 0x95 0x0F</text:p>
          </table:table-cell>
          <table:table-cell table:style-name="ce3" office:value-type="string" calcext:value-type="string">
            <text:p>Board: ATmega Microcontrollers -&gt; ATmega328/328p </text:p>
            <text:p>Processor: ATmega328p </text:p>
            <text:p>Clock: Internal 8 MHz</text:p>
          </table:table-cell>
          <table:table-cell table:style-name="ce3" office:value-type="string" calcext:value-type="string">
            <text:p>0xE2</text:p>
          </table:table-cell>
          <table:table-cell table:style-name="ce3" office:value-type="string" calcext:value-type="string">
            <text:p>0xDB</text:p>
          </table:table-cell>
          <table:table-cell table:style-name="ce3" office:value-type="string" calcext:value-type="string">
            <text:p>0xFD</text:p>
          </table:table-cell>
          <table:table-cell table:style-name="ce3" office:value-type="string" calcext:value-type="string">
            <text:p>0xFF</text:p>
          </table:table-cell>
          <table:table-cell table:style-name="ce3" office:value-type="string" calcext:value-type="string">
            <text:p>0x95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 bootloader (all 0xFF)</text:p>
          </table:table-cell>
          <table:table-cell table:style-name="ce3" office:value-type="string" calcext:value-type="string">
            <text:p>0xE0 0xDE 0xEB 0xD3 0xC3 0xF5 0x60 0x21 0x2A 0xF1 0x7C 0x68 0xB9 0x34 0x4B 0xA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Tmega328P</text:p>
          </table:table-cell>
          <table:table-cell table:style-name="ce3" office:value-type="string" calcext:value-type="string">
            <text:p>0x1E 0x95 0x0F</text:p>
          </table:table-cell>
          <table:table-cell table:style-name="ce3" office:value-type="string" calcext:value-type="string">
            <text:p>Board: ATmega168/328 -&gt; ATmega168/328 </text:p>
            <text:p>Micro: ATmega328P @ 16MHz w/Arduino as ISP (Optiboot)</text:p>
          </table:table-cell>
          <table:table-cell table:style-name="ce3" office:value-type="string" calcext:value-type="string">
            <text:p>0xFF</text:p>
          </table:table-cell>
          <table:table-cell table:style-name="ce3" office:value-type="string" calcext:value-type="string">
            <text:p>0xDE</text:p>
          </table:table-cell>
          <table:table-cell table:style-name="ce3" office:value-type="string" calcext:value-type="string">
            <text:p>0xFD</text:p>
          </table:table-cell>
          <table:table-cell table:style-name="ce3" office:value-type="string" calcext:value-type="string">
            <text:p>0xCF</text:p>
          </table:table-cell>
          <table:table-cell table:style-name="ce3" office:value-type="string" calcext:value-type="string">
            <text:p>0x95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Bootloader name: optiboot_atmega328</text:p>
          </table:table-cell>
          <table:table-cell table:style-name="ce3" office:value-type="string" calcext:value-type="string">
            <text:p>0xFB 0xF4 0x9B 0x7B 0x59 0x73 0x7F 0x65 0xE8 0xD0 0xF8 0xA5 0x08 0x12 0xE7 0x9F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Tmega328P</text:p>
          </table:table-cell>
          <table:table-cell table:style-name="ce3" office:value-type="string" calcext:value-type="string">
            <text:p>0x1E 0x95 0x0F</text:p>
          </table:table-cell>
          <table:table-cell table:style-name="ce3" office:value-type="string" calcext:value-type="string">
            <text:p>Board: ATmega168/328 -&gt; ATmega168/328 </text:p>
            <text:p>Micro: ATmega328P @ 16MHz w/Arduino as ISP</text:p>
          </table:table-cell>
          <table:table-cell table:style-name="ce3" office:value-type="string" calcext:value-type="string">
            <text:p>0xFF</text:p>
          </table:table-cell>
          <table:table-cell table:style-name="ce3" office:value-type="string" calcext:value-type="string">
            <text:p>0xDF</text:p>
          </table:table-cell>
          <table:table-cell table:style-name="ce3" office:value-type="string" calcext:value-type="string">
            <text:p>0xFD</text:p>
          </table:table-cell>
          <table:table-cell table:style-name="ce3" office:value-type="string" calcext:value-type="string">
            <text:p>0xCF</text:p>
          </table:table-cell>
          <table:table-cell table:style-name="ce3" office:value-type="string" calcext:value-type="string">
            <text:p>0x95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Bootloader name: optiboot_atmega328</text:p>
          </table:table-cell>
          <table:table-cell table:style-name="ce3" office:value-type="string" calcext:value-type="string">
            <text:p>0xFB 0xF4 0x9B 0x7B 0x59 0x73 0x7F 0x65 0xE8 0xD0 0xF8 0xA5 0x08 0x12 0xE7 0x9F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Tmega328P</text:p>
          </table:table-cell>
          <table:table-cell table:style-name="ce3" office:value-type="string" calcext:value-type="string">
            <text:p>0x1E 0x95 0x0F</text:p>
          </table:table-cell>
          <table:table-cell office:value-type="string" calcext:value-type="string">
            <text:p>Bootloader/optiboot </text:p>
            <text:p>$ make atmega328p AVR_FREQ=8000000 BAUD_RATE=9600 LED_START_FLASHES=0 LED_DATA_FLASH=1</text:p>
          </table:table-cell>
          <table:table-cell table:style-name="ce3" office:value-type="string" calcext:value-type="string">
            <text:p>0xFF</text:p>
          </table:table-cell>
          <table:table-cell table:style-name="ce3" office:value-type="string" calcext:value-type="string">
            <text:p>0xDF</text:p>
          </table:table-cell>
          <table:table-cell table:style-name="ce3" office:value-type="string" calcext:value-type="string">
            <text:p>0xFD</text:p>
          </table:table-cell>
          <table:table-cell table:style-name="ce3" office:value-type="string" calcext:value-type="string">
            <text:p>0xFF</text:p>
          </table:table-cell>
          <table:table-cell table:style-name="ce3" office:value-type="string" calcext:value-type="string">
            <text:p>0x95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Bootloader MD5 sum not known</text:p>
          </table:table-cell>
          <table:table-cell table:style-name="ce3" office:value-type="string" calcext:value-type="string">
            <text:p>0xB0 0xF1 0xD0 0xF8 0xEB 0x10 0x10 0xAC 0x95 0xCB 0x7E 0x8F 0x04 0x0D 0xFA 0xA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Tmega328P</text:p>
          </table:table-cell>
          <table:table-cell table:style-name="ce3" office:value-type="string" calcext:value-type="string">
            <text:p>0x1E 0x95 0x0F</text:p>
          </table:table-cell>
          <table:table-cell office:value-type="string" calcext:value-type="string">
            <text:p>Bootloader/optiboot </text:p>
            <text:p>$ make atmega328p AVR_FREQ=8000000 BAUD_RATE=19200 LED_START_FLASHES=0 LED_DATA_FLASH=1</text:p>
          </table:table-cell>
          <table:table-cell table:style-name="ce3" office:value-type="string" calcext:value-type="string">
            <text:p>0xFF</text:p>
          </table:table-cell>
          <table:table-cell table:style-name="ce3" office:value-type="string" calcext:value-type="string">
            <text:p>0xDF</text:p>
          </table:table-cell>
          <table:table-cell table:style-name="ce3" office:value-type="string" calcext:value-type="string">
            <text:p>0xFD</text:p>
          </table:table-cell>
          <table:table-cell table:style-name="ce3" office:value-type="string" calcext:value-type="string">
            <text:p>0xFF</text:p>
          </table:table-cell>
          <table:table-cell table:style-name="ce3" office:value-type="string" calcext:value-type="string">
            <text:p>0x95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Bootloader MD5 sum not known</text:p>
          </table:table-cell>
          <table:table-cell table:style-name="ce3" office:value-type="string" calcext:value-type="string">
            <text:p>0x7C 0xC0 0x57 0xDA 0x91 0xA6 0x82 0x30 0x6A 0x9D 0x6A 0x96 0xD1 0xFF 0xBA 0xD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Tmega328P</text:p>
          </table:table-cell>
          <table:table-cell table:style-name="ce3" office:value-type="string" calcext:value-type="string">
            <text:p>0x1E 0x95 0x0F</text:p>
          </table:table-cell>
          <table:table-cell office:value-type="string" calcext:value-type="string">
            <text:p>After erasing chip and uploading software with </text:p>
            <text:p>$ avrdude -p m328p -P /dev/ttyUSB0 -c avrisp -b 19200 -U flash:w:mega328_color_kit.hex</text:p>
          </table:table-cell>
          <table:table-cell table:style-name="ce3" office:value-type="string" calcext:value-type="string">
            <text:p>0xFF</text:p>
          </table:table-cell>
          <table:table-cell table:style-name="ce3" office:value-type="string" calcext:value-type="string">
            <text:p>0xDF</text:p>
          </table:table-cell>
          <table:table-cell table:style-name="ce3" office:value-type="string" calcext:value-type="string">
            <text:p>0xFD</text:p>
          </table:table-cell>
          <table:table-cell table:style-name="ce3" office:value-type="string" calcext:value-type="string">
            <text:p>0xFF</text:p>
          </table:table-cell>
          <table:table-cell table:style-name="ce3" office:value-type="string" calcext:value-type="string">
            <text:p>0x95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No bootloader (all 0xFF)</text:p>
          </table:table-cell>
          <table:table-cell table:style-name="ce3" office:value-type="string" calcext:value-type="string">
            <text:p>0xDE 0x03 0xFE 0x65 0xA6 0x76 0x5C 0xAA 0x8C 0x91 0x34 0x3A 0xCC 0x62 0xCF 0xF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Tmega328P</text:p>
          </table:table-cell>
          <table:table-cell table:style-name="ce3" office:value-type="string" calcext:value-type="string">
            <text:p>0x1E 0x95 0x0F</text:p>
          </table:table-cell>
          <table:table-cell office:value-type="string" calcext:value-type="string">
            <text:p>After erasing chip, uploading bootloader and uploading software with </text:p>
            <text:p>$ avrdude -p m328p -P /dev/ttyUSB0 -c avrisp -b 19200 -U flash:w:mega328_color_kit.hex</text:p>
          </table:table-cell>
          <table:table-cell table:style-name="ce3" office:value-type="string" calcext:value-type="string">
            <text:p>0xFF</text:p>
          </table:table-cell>
          <table:table-cell table:style-name="ce3" office:value-type="string" calcext:value-type="string">
            <text:p>0xDF</text:p>
          </table:table-cell>
          <table:table-cell table:style-name="ce3" office:value-type="string" calcext:value-type="string">
            <text:p>0xFD</text:p>
          </table:table-cell>
          <table:table-cell table:style-name="ce3" office:value-type="string" calcext:value-type="string">
            <text:p>0xFF</text:p>
          </table:table-cell>
          <table:table-cell table:style-name="ce3" office:value-type="string" calcext:value-type="string">
            <text:p>0x95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No bootloader (all 0xFF)</text:p>
          </table:table-cell>
          <table:table-cell table:style-name="ce3" office:value-type="string" calcext:value-type="string">
            <text:p>0xDE 0x03 0xFE 0x65 0xA6 0x76 0x5C 0xAA 0x8C 0x91 0x34 0x3A 0xCC 0x62 0xCF 0xF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Tmega328P</text:p>
          </table:table-cell>
          <table:table-cell table:style-name="ce3" office:value-type="string" calcext:value-type="string">
            <text:p>0x1E 0x95 0x0F</text:p>
          </table:table-cell>
          <table:table-cell office:value-type="string" calcext:value-type="string">
            <text:p>After erasing chip, uploading bootloader and uploading software with </text:p>
            <text:p>$ avrdude -p m328p -P /dev/ttyUSB0 -c avrisp -b 19200 -D -U flash:w:mega328_color_kit.hex </text:p>
          </table:table-cell>
          <table:table-cell table:style-name="ce3" office:value-type="string" calcext:value-type="string">
            <text:p>0xFF</text:p>
          </table:table-cell>
          <table:table-cell table:style-name="ce3" office:value-type="string" calcext:value-type="string">
            <text:p>0xDF</text:p>
          </table:table-cell>
          <table:table-cell table:style-name="ce3" office:value-type="string" calcext:value-type="string">
            <text:p>0xFD</text:p>
          </table:table-cell>
          <table:table-cell table:style-name="ce3" office:value-type="string" calcext:value-type="string">
            <text:p>0xFF</text:p>
          </table:table-cell>
          <table:table-cell table:style-name="ce3" office:value-type="string" calcext:value-type="string">
            <text:p>0x95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Bootloader MD5 sum not known</text:p>
          </table:table-cell>
          <table:table-cell table:style-name="ce3" office:value-type="string" calcext:value-type="string">
            <text:p>0xB0 0xF1 0xD0 0xF8 0xEB 0x10 0x10 0xAC 0x95 0xCB 0x7E 0x8F 0x04 0x0D 0xFA 0xA2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ATmega328P</text:p>
          </table:table-cell>
          <table:table-cell table:style-name="ce3" office:value-type="string" calcext:value-type="string">
            <text:p>0x1E 0x95 0x0F</text:p>
          </table:table-cell>
          <table:table-cell office:value-type="string" calcext:value-type="string">
            <text:p>After erasing chip, uploading bootloader and uploading software with </text:p>
            <text:p>$ avrdude -p m328p -P /dev/ttyUSB0 -c avrisp -b 19200 -D -U flash:w:mega328_color_kit.hex </text:p>
            <text:p>and setting fuses with </text:p>
            <text:p>$ avrdude -p m328p -P /dev/ttyUSB0 -c avrisp -b 19200 -U lfuse:w:0xf7:m -U hfuse:w:0xd9:m -U efuse:w:0xfc:m</text:p>
          </table:table-cell>
          <table:table-cell table:style-name="ce3" office:value-type="string" calcext:value-type="string">
            <text:p>0xF7</text:p>
          </table:table-cell>
          <table:table-cell table:style-name="ce3" office:value-type="string" calcext:value-type="string">
            <text:p>0xD9</text:p>
          </table:table-cell>
          <table:table-cell table:style-name="ce3" office:value-type="string" calcext:value-type="string">
            <text:p>0xFC</text:p>
          </table:table-cell>
          <table:table-cell table:style-name="ce3" office:value-type="string" calcext:value-type="string">
            <text:p>0xFF</text:p>
          </table:table-cell>
          <table:table-cell table:style-name="ce3" office:value-type="string" calcext:value-type="string">
            <text:p>0x95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Bootloader MD5 sum not known</text:p>
          </table:table-cell>
          <table:table-cell table:style-name="ce3" office:value-type="string" calcext:value-type="string">
            <text:p>0xAC 0x30 0xC1 0x8F 0x18 0x2B 0x1E 0x5D 0x92 0x81 0x06 0x75 0xD2 0x57 0x60 0x22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ATmega328P</text:p>
          </table:table-cell>
          <table:table-cell table:style-name="ce3" office:value-type="string" calcext:value-type="string">
            <text:p>0x1E 0x95 0x0F</text:p>
          </table:table-cell>
          <table:table-cell office:value-type="string" calcext:value-type="string">
            <text:p>After uploading bootloader with </text:p>
            <text:p>$ avrdude -p m328p -P /dev/ttyUSB0 -c avrisp -b 19200 -v -U flash:w:optiboot_atmega328p.hex </text:p>
            <text:p>and uploading software with </text:p>
            <text:p>$ make upload make </text:p>
            <text:p>and setting fuses with </text:p>
            <text:p>$ make fuses-crystal</text:p>
          </table:table-cell>
          <table:table-cell table:style-name="ce3" office:value-type="string" calcext:value-type="string">
            <text:p>0xF7</text:p>
          </table:table-cell>
          <table:table-cell table:style-name="ce3" office:value-type="string" calcext:value-type="string">
            <text:p>0xD9</text:p>
          </table:table-cell>
          <table:table-cell table:style-name="ce3" office:value-type="string" calcext:value-type="string">
            <text:p>0xFC</text:p>
          </table:table-cell>
          <table:table-cell table:style-name="ce3" office:value-type="string" calcext:value-type="string">
            <text:p>0xFF</text:p>
          </table:table-cell>
          <table:table-cell table:style-name="ce3" office:value-type="string" calcext:value-type="string">
            <text:p>0x95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Bootloader MD5 sum not known</text:p>
          </table:table-cell>
          <table:table-cell table:style-name="ce3" office:value-type="string" calcext:value-type="string">
            <text:p>0x3B 0xE4 0xDB 0x3F 0x50 0x38 0x57 0x15 0xDB 0x46 0xD3 0xAB 0xC4 0x97 0x3A 0x9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Tmega328P</text:p>
          </table:table-cell>
          <table:table-cell table:style-name="ce3" office:value-type="string" calcext:value-type="string">
            <text:p>0x1E 0x95 0x0F</text:p>
          </table:table-cell>
          <table:table-cell office:value-type="string" calcext:value-type="string">
            <text:p>After erasing chip and uploading software with </text:p>
            <text:p>$ make upload make</text:p>
          </table:table-cell>
          <table:table-cell table:style-name="ce3" office:value-type="string" calcext:value-type="string">
            <text:p>0xF7</text:p>
          </table:table-cell>
          <table:table-cell table:style-name="ce3" office:value-type="string" calcext:value-type="string">
            <text:p>0xD9</text:p>
          </table:table-cell>
          <table:table-cell table:style-name="ce3" office:value-type="string" calcext:value-type="string">
            <text:p>0xFC</text:p>
          </table:table-cell>
          <table:table-cell table:style-name="ce3" office:value-type="string" calcext:value-type="string">
            <text:p>0xFF</text:p>
          </table:table-cell>
          <table:table-cell table:style-name="ce3" office:value-type="string" calcext:value-type="string">
            <text:p>0x95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Bootloader MD5 sum not known</text:p>
          </table:table-cell>
          <table:table-cell table:style-name="ce3" office:value-type="string" calcext:value-type="string">
            <text:p>0x3B 0xE4 0xDB 0x3F 0x50 0x38 0x57 0x15 0xDB 0x46 0xD3 0xAB 0xC4 0x97 0x3A 0x95</text:p>
          </table:table-cell>
          <table:table-cell table:number-columns-repeated="101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n Sagebrand</meta:initial-creator>
    <meta:creation-date>2021-02-15T21:28:25.909031830</meta:creation-date>
    <dc:date>2021-02-15T22:30:36.732209062</dc:date>
    <dc:creator>Jon Sagebrand</dc:creator>
    <meta:editing-duration>PT17M42S</meta:editing-duration>
    <meta:editing-cycles>4</meta:editing-cycles>
    <meta:generator>LibreOffice/6.4.6.2$Linux_X86_64 LibreOffice_project/40$Build-2</meta:generator>
    <meta:document-statistic meta:table-count="1" meta:cell-count="154" meta:object-count="0"/>
  </office:meta>
</office:document-meta>
</file>